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  <style:style style:name="ce13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3"/>
        <table:table-column table:style-name="co2" table:number-columns-repeated="6" table:default-cell-style-name="ce6"/>
        <table:table-column table:style-name="co1" table:visibility="collapse" table:default-cell-style-name="ce3"/>
        <table:table-column table:style-name="co1" table:number-columns-repeated="1015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" table:number-rows-spanned="3">
            <text:p>Day</text:p>
          </table:table-cell>
          <table:table-cell table:style-name="ce4" office:value-type="string" calcext:value-type="string" table:number-columns-spanned="6" table:number-rows-spanned="1">
            <text:p>Hours</text:p>
          </table:table-cell>
          <table:covered-table-cell table:number-columns-repeated="2" table:style-name="ce4"/>
          <table:covered-table-cell table:number-columns-repeated="3"/>
          <table:table-cell table:number-columns-repeated="2"/>
          <table:table-cell table:style-name="ce13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 table:number-columns-spanned="2" table:number-rows-spanned="1">
            <text:p>Fabr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Va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ommon</text:p>
          </table:table-cell>
          <table:covered-table-cell table:style-name="ce7"/>
          <table:table-cell table:number-columns-repeated="2"/>
          <table:table-cell table:style-name="ce14" table:formula="of:=SUM([.I5:.I34])/2" office:value-type="time" office:time-value="PT04H45M00S" calcext:value-type="time">
            <text:p>04:45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3" calcext:value-type="date">
            <text:p>23/10/15</text:p>
          </table:table-cell>
          <table:table-cell table:style-name="ce9" table:number-columns-repeated="4"/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12" table:formula="of:=[.H5]-[.G5]+[.F5]-[.E5]+[.D5]-[.C5]" office:value-type="time" office:time-value="PT04H30M00S" calcext:value-type="time">
            <text:p>04:30:00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number-columns-repeated="4"/>
          <table:table-cell table:style-name="ce12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12" table:formula="of:=[.H7]-[.G7]+[.F7]-[.E7]+[.D7]-[.C7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12" table:formula="of:=[.H8]-[.G8]+[.F8]-[.E8]+[.D8]-[.C8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number-columns-repeated="2"/>
          <table:table-cell table:style-name="ce12" table:formula="of:=[.H9]-[.G9]+[.F9]-[.E9]+[.D9]-[.C9]" office:value-type="time" office:time-value="PT03H30M00S" calcext:value-type="time">
            <text:p>03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table:number-columns-repeated="6"/>
          <table:table-cell table:style-name="ce12" table:formula="of:=[.H10]-[.G10]+[.F10]-[.E10]+[.D10]-[.C1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6"/>
          <table:table-cell table:style-name="ce12" table:formula="of:=[.H11]-[.G11]+[.F11]-[.E11]+[.D11]-[.C1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7" calcext:value-type="date">
            <text:p>27/10/15</text:p>
          </table:table-cell>
          <table:table-cell table:style-name="ce9" table:number-columns-repeated="6"/>
          <table:table-cell table:style-name="ce12" table:formula="of:=[.H12]-[.G12]+[.F12]-[.E12]+[.D12]-[.C1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8" calcext:value-type="date">
            <text:p>28/10/15</text:p>
          </table:table-cell>
          <table:table-cell table:style-name="ce9" table:number-columns-repeated="6"/>
          <table:table-cell table:style-name="ce12" table:formula="of:=[.H13]-[.G13]+[.F13]-[.E13]+[.D13]-[.C1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9" calcext:value-type="date">
            <text:p>29/10/15</text:p>
          </table:table-cell>
          <table:table-cell table:style-name="ce9" table:number-columns-repeated="6"/>
          <table:table-cell table:style-name="ce12" table:formula="of:=[.H14]-[.G14]+[.F14]-[.E14]+[.D14]-[.C1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0" calcext:value-type="date">
            <text:p>30/10/15</text:p>
          </table:table-cell>
          <table:table-cell table:style-name="ce9" table:number-columns-repeated="6"/>
          <table:table-cell table:style-name="ce12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1" calcext:value-type="date">
            <text:p>31/10/15</text:p>
          </table:table-cell>
          <table:table-cell table:style-name="ce9" table:number-columns-repeated="6"/>
          <table:table-cell table:style-name="ce12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1" calcext:value-type="date">
            <text:p>01/11/15</text:p>
          </table:table-cell>
          <table:table-cell table:style-name="ce9" table:number-columns-repeated="6"/>
          <table:table-cell table:style-name="ce12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2" calcext:value-type="date">
            <text:p>02/11/15</text:p>
          </table:table-cell>
          <table:table-cell table:style-name="ce9" table:number-columns-repeated="6"/>
          <table:table-cell table:style-name="ce12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3" calcext:value-type="date">
            <text:p>03/11/15</text:p>
          </table:table-cell>
          <table:table-cell table:style-name="ce9" table:number-columns-repeated="6"/>
          <table:table-cell table:style-name="ce12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4" calcext:value-type="date">
            <text:p>04/11/15</text:p>
          </table:table-cell>
          <table:table-cell table:style-name="ce9" table:number-columns-repeated="6"/>
          <table:table-cell table:style-name="ce12" table:formula="of:=[.H20]-[.G20]+[.F20]-[.E20]+[.D20]-[.C2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5" calcext:value-type="date">
            <text:p>05/11/15</text:p>
          </table:table-cell>
          <table:table-cell table:style-name="ce9" table:number-columns-repeated="6"/>
          <table:table-cell table:style-name="ce12" table:formula="of:=[.H21]-[.G21]+[.F21]-[.E21]+[.D21]-[.C2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6" calcext:value-type="date">
            <text:p>06/11/15</text:p>
          </table:table-cell>
          <table:table-cell table:style-name="ce9" table:number-columns-repeated="6"/>
          <table:table-cell table:style-name="ce12" table:formula="of:=[.H22]-[.G22]+[.F22]-[.E22]+[.D22]-[.C2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3]-[.G23]+[.F23]-[.E23]+[.D23]-[.C2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4]-[.G24]+[.F24]-[.E24]+[.D24]-[.C2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5]-[.G25]+[.F25]-[.E25]+[.D25]-[.C2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6]-[.G26]+[.F26]-[.E26]+[.D26]-[.C2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7]-[.G27]+[.F27]-[.E27]+[.D27]-[.C2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8]-[.G28]+[.F28]-[.E28]+[.D28]-[.C2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9]-[.G29]+[.F29]-[.E29]+[.D29]-[.C2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0]-[.G30]+[.F30]-[.E30]+[.D30]-[.C3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1]-[.G31]+[.F31]-[.E31]+[.D31]-[.C3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2]-[.G32]+[.F32]-[.E32]+[.D32]-[.C3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3]-[.G33]+[.F33]-[.E33]+[.D33]-[.C3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4]-[.G34]+[.F34]-[.E34]+[.D34]-[.C3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6:11:39.574305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4T16:12:19.563988032</dc:date>
    <meta:editing-duration>PT57M56S</meta:editing-duration>
    <meta:editing-cycles>11</meta:editing-cycles>
    <meta:generator>LibreOffice/4.2.8.2$Linux_x86 LibreOffice_project/420m0$Build-2</meta:generator>
    <meta:document-statistic meta:table-count="2" meta:cell-count="101" meta:object-count="0"/>
  </office:meta>
</office:document-meta>
</file>